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paragraph-rsid="0011a904"/>
    </style:style>
    <style:style style:name="P3" style:family="paragraph" style:parent-style-name="Standard">
      <style:paragraph-properties fo:text-align="start" style:justify-single-word="false"/>
      <style:text-properties officeooo:rsid="0011a904" officeooo:paragraph-rsid="0011a904"/>
    </style:style>
    <style:style style:name="P4" style:family="paragraph" style:parent-style-name="Standard">
      <style:paragraph-properties fo:text-align="start" style:justify-single-word="false"/>
      <style:text-properties officeooo:rsid="0013732e" officeooo:paragraph-rsid="0013732e"/>
    </style:style>
    <style:style style:name="P5" style:family="paragraph" style:parent-style-name="Standard">
      <style:paragraph-properties fo:text-align="start" style:justify-single-word="false"/>
      <style:text-properties officeooo:rsid="0014b6f7" officeooo:paragraph-rsid="0014b6f7"/>
    </style:style>
    <style:style style:name="P6" style:family="paragraph" style:parent-style-name="Standard">
      <style:paragraph-properties fo:text-align="start" style:justify-single-word="false"/>
      <style:text-properties officeooo:rsid="00160cb7" officeooo:paragraph-rsid="00160cb7"/>
    </style:style>
    <style:style style:name="P7" style:family="paragraph" style:parent-style-name="Standard">
      <style:paragraph-properties fo:text-align="start" style:justify-single-word="false"/>
      <style:text-properties officeooo:rsid="00164c9d" officeooo:paragraph-rsid="00164c9d"/>
    </style:style>
    <style:style style:name="P8" style:family="paragraph" style:parent-style-name="Standard">
      <style:paragraph-properties fo:text-align="start" style:justify-single-word="false"/>
      <style:text-properties officeooo:rsid="00164c9d" officeooo:paragraph-rsid="0016995f"/>
    </style:style>
    <style:style style:name="P9" style:family="paragraph" style:parent-style-name="Standard">
      <style:paragraph-properties fo:text-align="start" style:justify-single-word="false"/>
      <style:text-properties officeooo:rsid="0016995f" officeooo:paragraph-rsid="0016995f"/>
    </style:style>
    <style:style style:name="P10" style:family="paragraph" style:parent-style-name="Standard">
      <style:paragraph-properties fo:text-align="start" style:justify-single-word="false"/>
      <style:text-properties officeooo:rsid="00184738" officeooo:paragraph-rsid="00184738"/>
    </style:style>
    <style:style style:name="P11" style:family="paragraph" style:parent-style-name="Standard">
      <style:paragraph-properties fo:text-align="start" style:justify-single-word="false"/>
      <style:text-properties officeooo:rsid="00195136" officeooo:paragraph-rsid="00195136"/>
    </style:style>
    <style:style style:name="P12" style:family="paragraph" style:parent-style-name="Standard">
      <style:paragraph-properties fo:text-align="start" style:justify-single-word="false"/>
      <style:text-properties officeooo:rsid="001b3546" officeooo:paragraph-rsid="001b3546"/>
    </style:style>
    <style:style style:name="P13" style:family="paragraph" style:parent-style-name="Standard">
      <style:paragraph-properties fo:text-align="start" style:justify-single-word="false"/>
      <style:text-properties style:text-underline-style="none" fo:font-weight="bold" officeooo:rsid="0020e36e" officeooo:paragraph-rsid="0020e36e" style:font-weight-asian="bold" style:font-weight-complex="bold"/>
    </style:style>
    <style:style style:name="P14" style:family="paragraph" style:parent-style-name="Standard">
      <style:paragraph-properties fo:text-align="start" style:justify-single-word="false"/>
      <style:text-properties style:text-underline-style="none" fo:font-weight="normal" officeooo:rsid="001f47bd" officeooo:paragraph-rsid="001f47bd"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20e36e" officeooo:paragraph-rsid="0020e36e"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22d85c" officeooo:paragraph-rsid="0020e36e"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22d85c" officeooo:paragraph-rsid="0022d85c"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249149" officeooo:paragraph-rsid="00249149"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2780c8" officeooo:paragraph-rsid="002780c8"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28cf50" officeooo:paragraph-rsid="0028cf50"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2a3062" officeooo:paragraph-rsid="002a3062"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02bb8ff" officeooo:paragraph-rsid="002bb8ff" style:font-weight-asian="normal" style:font-weight-complex="normal"/>
    </style:style>
    <style:style style:name="P23" style:family="paragraph" style:parent-style-name="Standard">
      <style:paragraph-properties fo:text-align="start" style:justify-single-word="false"/>
      <style:text-properties style:text-underline-style="none" fo:font-weight="normal" officeooo:rsid="002d2740" officeooo:paragraph-rsid="002d2740" style:font-weight-asian="normal" style:font-weight-complex="normal"/>
    </style:style>
    <style:style style:name="P24" style:family="paragraph" style:parent-style-name="Standard">
      <style:paragraph-properties fo:text-align="start" style:justify-single-word="false"/>
      <style:text-properties style:text-underline-style="none" fo:font-weight="normal" officeooo:rsid="002de794" officeooo:paragraph-rsid="002de794"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2f5783" officeooo:paragraph-rsid="002f5783"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307990" officeooo:paragraph-rsid="00307990" style:font-weight-asian="normal" style:font-weight-complex="normal"/>
    </style:style>
    <style:style style:name="P27" style:family="paragraph" style:parent-style-name="Standard">
      <style:paragraph-properties fo:text-align="start" style:justify-single-word="false"/>
      <style:text-properties style:text-underline-style="none" fo:font-weight="normal" officeooo:rsid="00318108" officeooo:paragraph-rsid="00318108" style:font-weight-asian="normal" style:font-weight-complex="normal"/>
    </style:style>
    <style:style style:name="P28" style:family="paragraph" style:parent-style-name="Standard">
      <style:paragraph-properties fo:text-align="start" style:justify-single-word="false"/>
      <style:text-properties style:text-underline-style="none" fo:font-weight="normal" officeooo:rsid="00325ab9" officeooo:paragraph-rsid="00325ab9" style:font-weight-asian="normal" style:font-weight-complex="normal"/>
    </style:style>
    <style:style style:name="P29" style:family="paragraph" style:parent-style-name="Standard">
      <style:paragraph-properties fo:text-align="start" style:justify-single-word="false"/>
      <style:text-properties style:text-underline-style="none" fo:font-weight="normal" officeooo:rsid="0033e65d" officeooo:paragraph-rsid="0033e65d" style:font-weight-asian="normal" style:font-weight-complex="normal"/>
    </style:style>
    <style:style style:name="P30" style:family="paragraph" style:parent-style-name="Standard">
      <style:paragraph-properties fo:text-align="start" style:justify-single-word="false"/>
      <style:text-properties style:text-underline-style="none" fo:font-weight="normal" officeooo:rsid="0037364d" officeooo:paragraph-rsid="0037364d" style:font-weight-asian="normal" style:font-weight-complex="normal"/>
    </style:style>
    <style:style style:name="P31" style:family="paragraph" style:parent-style-name="Standard">
      <style:paragraph-properties fo:text-align="start" style:justify-single-word="false"/>
      <style:text-properties style:text-underline-style="none" fo:font-weight="normal" officeooo:rsid="003c8fcd" officeooo:paragraph-rsid="003c8fcd" style:font-weight-asian="normal" style:font-weight-complex="normal"/>
    </style:style>
    <style:style style:name="P32" style:family="paragraph" style:parent-style-name="Standard">
      <style:paragraph-properties fo:text-align="start" style:justify-single-word="false"/>
      <style:text-properties style:text-underline-style="none" fo:font-weight="normal" officeooo:rsid="003e48cc" officeooo:paragraph-rsid="003e48cc" style:font-weight-asian="normal" style:font-weight-complex="normal"/>
    </style:style>
    <style:style style:name="P33" style:family="paragraph" style:parent-style-name="Standard">
      <style:paragraph-properties fo:text-align="start" style:justify-single-word="false"/>
      <style:text-properties style:text-underline-style="none" fo:font-weight="normal" officeooo:rsid="00411b85" officeooo:paragraph-rsid="003e48cc" style:font-weight-asian="normal" style:font-weight-complex="normal"/>
    </style:style>
    <style:style style:name="P34" style:family="paragraph" style:parent-style-name="Standard">
      <style:paragraph-properties fo:text-align="start" style:justify-single-word="false"/>
      <style:text-properties style:text-underline-style="none" fo:font-weight="normal" officeooo:rsid="004313dc" officeooo:paragraph-rsid="004313dc" style:font-weight-asian="normal" style:font-weight-complex="normal"/>
    </style:style>
    <style:style style:name="T1" style:family="text">
      <style:text-properties officeooo:rsid="0011a904"/>
    </style:style>
    <style:style style:name="T2" style:family="text">
      <style:text-properties fo:font-weight="normal" officeooo:rsid="0011a904" style:font-weight-asian="normal" style:font-weight-complex="normal"/>
    </style:style>
    <style:style style:name="T3" style:family="text">
      <style:text-properties fo:font-weight="normal" officeooo:rsid="0014b6f7" style:font-weight-asian="normal" style:font-weight-complex="normal"/>
    </style:style>
    <style:style style:name="T4" style:family="text">
      <style:text-properties fo:font-variant="normal" fo:text-transform="none" fo:color="#ffffff" fo:font-size="9.75pt" fo:letter-spacing="normal" fo:font-style="normal" fo:font-weight="normal" style:font-weight-asian="normal" style:font-weight-complex="normal" fo:padding="0cm" fo:border="none"/>
    </style:style>
    <style:style style:name="T5" style:family="text">
      <style:text-properties fo:font-variant="normal" fo:text-transform="none" fo:color="#ffffff" fo:font-size="9.75pt" fo:letter-spacing="normal" fo:font-style="normal" fo:font-weight="bold" style:font-weight-asian="bold" style:font-weight-complex="bold" fo:padding="0cm" fo:border="none"/>
    </style:style>
    <style:style style:name="T6" style:family="text">
      <style:text-properties fo:font-weight="bold" officeooo:rsid="0011a904" style:font-weight-asian="bold" style:font-weight-complex="bold"/>
    </style:style>
    <style:style style:name="T7" style:family="text">
      <style:text-properties officeooo:rsid="00164c9d"/>
    </style:style>
    <style:style style:name="T8" style:family="text">
      <style:text-properties officeooo:rsid="0016995f"/>
    </style:style>
    <style:style style:name="T9" style:family="text">
      <style:text-properties officeooo:rsid="00184738"/>
    </style:style>
    <style:style style:name="T10" style:family="text">
      <style:text-properties officeooo:rsid="001b3546"/>
    </style:style>
    <style:style style:name="T11" style:family="text">
      <style:text-properties officeooo:rsid="00325ab9"/>
    </style:style>
    <style:style style:name="T12" style:family="text">
      <style:text-properties officeooo:rsid="0034f064"/>
    </style:style>
    <style:style style:name="T13" style:family="text">
      <style:text-properties officeooo:rsid="0036bca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 <text:s text:c="14"/><text:span text:style-name="T1">Standard Template Library</text:span></text:p>
      <text:p text:style-name="P1"/>
      <text:p text:style-name="P1"/>
      <text:p text:style-name="P3">containers are groups of data with additional features</text:p>
      <text:p text:style-name="P3"/>
      <text:p text:style-name="P3">*Hack1: To check if a container is empty or not use cotainer.empty() instead of container.size()&gt;=0 because most containers doesn't calculate size in O(1)</text:p>
      <text:p text:style-name="P3"/>
      <text:p text:style-name="P2"><text:span text:style-name="T6">*Hack2: </text:span><text:span text:style-name="T2">*</text:span><text:span text:style-name="T3">ptr++</text:span><text:span text:style-name="T6"> </text:span><text:span text:style-name="Source_20_Text"><text:span text:style-name="T5">p</text:span></text:span><text:span text:style-name="Source_20_Text"><text:span text:style-name="T4">*</text:span></text:span></text:p>
      <text:p text:style-name="P2"><text:span text:style-name="Source_20_Text"><text:span text:style-name="T4"/></text:span></text:p>
      <text:p text:style-name="P5">The above expression is equivalent to *(ptr++) which shows ++ has greater precedence than * operator the dereferece operator</text:p>
      <text:p text:style-name="P5"/>
      <text:p text:style-name="P9">Vector:</text:p>
      <text:p text:style-name="P9">1. Implemented using array</text:p>
      <text:p text:style-name="P8"><text:span text:style-name="T8">2. </text:span>for vector there is not vector:: find and it uses std::find and there is no find in particular</text:p>
      <text:p text:style-name="P9">3. - operator can be used on vector::end() function</text:p>
      <text:p text:style-name="P10">4. as it is implemented using just an array we can use + * - etc., on interators similar to pointers</text:p>
      <text:p text:style-name="P10"/>
      <text:p text:style-name="P8"/>
      <text:p text:style-name="P6">Set:</text:p>
      <text:p text:style-name="P6">1. adds, removes,search in O(logN) time</text:p>
      <text:p text:style-name="P6">2. doesn't allow duplicates</text:p>
      <text:p text:style-name="P7">3. detect presence of element in O(logN) time using set::find or set::count as there can't be repitions value of set::count would be 1 if present else zero</text:p>
      <text:p text:style-name="P9">4. &lt; or – or &gt; or <text:span text:style-name="T9">+</text:span> other operators doen't work on iterators of set remember it is implemented using a RB Tr<text:span text:style-name="T9">ee</text:span></text:p>
      <text:p text:style-name="P10">5. it can just go to next item using ++ operator or previous elements ui</text:p>
      <text:p text:style-name="P10">6. Always printing sorted hence to sort and remove duplicates</text:p>
      <text:p text:style-name="P10"><text:tab/>set&lt;int&gt; s(all(vect)); where all(s) is #defined as s.begin(), s.end()</text:p>
      <text:p text:style-name="P10"><text:tab/>vector&lt;int&gt; v2(all(s));</text:p>
      <text:p text:style-name="P7"/>
      <text:p text:style-name="P10">Map:</text:p>
      <text:p text:style-name="P10">1. Map is similar to set but it containes Pair(key, value)</text:p>
      <text:p text:style-name="P11">2. Even map is implemented on RB Trees</text:p>
      <text:p text:style-name="P11">3. changing the map key is a bad idea because it breaks internal structure</text:p>
      <text:p text:style-name="P7"/>
      <text:p text:style-name="P6"/>
      <text:p text:style-name="P6">*<text:span text:style-name="T7">Hack3: </text:span></text:p>
      <text:p text:style-name="P7">find in global namespace of stl is O(N) whereas there exists find in each of the container specific to that container say in set in O(logN) remember to use appropriate to get good time complexity</text:p>
      <text:p text:style-name="P6"/>
      <text:p text:style-name="P6">Doubts:</text:p>
      <text:p text:style-name="P6"/>
      <text:p text:style-name="P6">vector erase doesn't work in the following case(why???)</text:p>
      <text:p text:style-name="P6"/>
      <text:p text:style-name="P6">itr1 = intVector.begin();</text:p>
      <text:p text:style-name="P6">itr2 = intVector.end();</text:p>
      <text:p text:style-name="P6"/>
      <text:p text:style-name="P6">intVector.insert(itr1, itr1, itr2);</text:p>
      <text:p text:style-name="P6">intVector.erase(itr1); //giving some error about invaid address</text:p>
      <text:p text:style-name="P6"/>
      <text:p text:style-name="P6"><text:soft-page-break/>intVector.insert(itr1, some integer(say 12));</text:p>
      <text:p text:style-name="P6">intVector.erase(itr1); <text:s/>//this work<text:span text:style-name="T10">s</text:span></text:p>
      <text:p text:style-name="P6"/>
      <text:p text:style-name="P12">2. Why is it good to return false when two elements are equal when overriding operator&lt;</text:p>
      <text:p text:style-name="P3"/>
      <text:p text:style-name="P4">To Read:</text:p>
      <text:p text:style-name="P4"/>
      <text:p text:style-name="P4">1. Initialisation Lists</text:p>
      <text:p text:style-name="P11">2. How does changing key a bad idea in map</text:p>
      <text:p text:style-name="P11"/>
      <text:p text:style-name="P13">AV-1:</text:p>
      <text:p text:style-name="P13"/>
      <text:p text:style-name="P14">1. System can perform 10^8 operations per second, this helps in judging the time taken</text:p>
      <text:p text:style-name="P14"/>
      <text:p text:style-name="P15">2. If you need a heap then use pqueue in stl or there is inbuilt heap</text:p>
      <text:p text:style-name="P15"/>
      <text:p text:style-name="P15">Trie Data Structure:</text:p>
      <text:p text:style-name="P15"/>
      <text:p text:style-name="P15">1. used for dictionary projects etc.,</text:p>
      <text:p text:style-name="P15">2. Have a root and there are 26 nodes representing english alphabet.</text:p>
      <text:p text:style-name="P15">3. with every letter you have a flag saying if it can be end of a word</text:p>
      <text:p text:style-name="P15">4. when ever you are inserting words you create nodes and construct tree at last you get a big tree</text:p>
      <text:p text:style-name="P16"/>
      <text:p text:style-name="P17">Minimum Spanning Tree Algo: (Kruskal Algo) needs Union Find</text:p>
      <text:p text:style-name="P17">Disjoint data set structure:</text:p>
      <text:p text:style-name="P17">Use path compression you can a get an amortised linear complexity</text:p>
      <text:p text:style-name="P17"/>
      <text:p text:style-name="P18"/>
      <text:p text:style-name="P18"/>
      <text:p text:style-name="P19">Segment Tree:</text:p>
      <text:p text:style-name="P19"/>
      <text:p text:style-name="P19">Fenvik Tree:</text:p>
      <text:p text:style-name="P19"/>
      <text:p text:style-name="P20">Given an array find the cumulative sum to any index</text:p>
      <text:p text:style-name="P20">Binary index <text:s/>tree is also called Fenvik Tree</text:p>
      <text:p text:style-name="P22">To apply fenvik tree operation must be associative. In such cases use Segment Tree</text:p>
      <text:p text:style-name="P22"/>
      <text:p text:style-name="P20"/>
      <text:p text:style-name="P21">You can declare upto 5*10^6 or 5*10^7 memory on heap in a program typically</text:p>
      <text:p text:style-name="P22"/>
      <text:p text:style-name="P23">let vector&lt;int&gt; v;</text:p>
      <text:p text:style-name="P23">now if v.size() = 0 and if you do v.size() -1 then value would be 2^32 -1 because of the wrap around concept so ans v.size() returns an unsigned integer</text:p>
      <text:p text:style-name="P23"/>
      <text:p text:style-name="P24">v.clear() may not release memory even though v.size() becomes zero but to release memory use v.resize() operation</text:p>
      <text:p text:style-name="P24"/>
      <text:p text:style-name="P24">string str;</text:p>
      <text:p text:style-name="P24">str.find() returns Unsigned interger (remember!)</text:p>
      <text:p text:style-name="P24"/>
      <text:p text:style-name="P24">so -1 int is converted to 2^32-1 uint before comparison</text:p>
      <text:p text:style-name="P24"/>
      <text:p text:style-name="P25"><text:soft-page-break/>queue is a normal queue ds</text:p>
      <text:p text:style-name="P25">while dequeue is another ds with both ends allowing inserts/deletes in arbitary order. </text:p>
      <text:p text:style-name="P25">Some notable functions of dequeue are push_front(), push_back(), pop_front(), pop_back()</text:p>
      <text:p text:style-name="P25"/>
      <text:p text:style-name="P25">Every container provides size() , empty(), begin(),l end(), rbegin(), rend()</text:p>
      <text:p text:style-name="P25"/>
      <text:p text:style-name="P26">whenever a problem can be solved using both priority queue or set solve using pQueue it is lighter</text:p>
      <text:p text:style-name="P26"/>
      <text:p text:style-name="P26">priority_queue&lt;int&gt; q; is by default max heap</text:p>
      <text:p text:style-name="P26"/>
      <text:p text:style-name="P26">for minheap priority_queue&lt;int, vector&lt;int&gt;, greaterd&lt;int&gt; &gt; var;</text:p>
      <text:p text:style-name="P26"/>
      <text:p text:style-name="P27">Write the codes for segment trees, Fenwick Trees befor<text:span text:style-name="T11">E</text:span></text:p>
      <text:p text:style-name="P27"/>
      <text:p text:style-name="P28">Rule of Thumb: Whenever question speaks about maximize the minimum or minimise the maximum then the question has a binary search solution</text:p>
      <text:p text:style-name="P28"/>
      <text:p text:style-name="P25"/>
      <text:p text:style-name="P29">Removing Duplicates in cpp:</text:p>
      <text:p text:style-name="P29"/>
      <text:p text:style-name="P29">1. Using Unique and Sort:(fastest)</text:p>
      <text:p text:style-name="P29"/>
      <text:p text:style-name="P29">Unique removes all but the first element from consecutive group of equivalent elements in the range [first, last)</text:p>
      <text:p text:style-name="P29"/>
      <text:p text:style-name="P29">so to remove duplicates first do sort(all(c)) and then unique(all(c)) as unique doesn't shrink the size of the container it just replaces the elements so it's our duty to do that task</text:p>
      <text:p text:style-name="P29"/>
      <text:p text:style-name="P29">so c.erase(unique(all(c)), c.end());(slower)</text:p>
      <text:p text:style-name="P29"/>
      <text:p text:style-name="P29">2. Convert to set (manually)</text:p>
      <text:p text:style-name="P29">add element manually to a set from the container then construct from this set as container.assign(set.begin(), set.end());</text:p>
      <text:p text:style-name="P29"/>
      <text:p text:style-name="P29">3. Using constructor (less code I prefer)(slower)(0.01 sec diff light I guess)</text:p>
      <text:p text:style-name="P29"/>
      <text:p text:style-name="P29">sert&lt;int&gt; var(container.begin(), container.end());</text:p>
      <text:p text:style-name="P29">container.assign(set.begin(), set.end()) and we are done;</text:p>
      <text:p text:style-name="P29"/>
      <text:p text:style-name="P29">!!!!!!!!<text:span text:style-name="T12">Working with two dimensional arrays************</text:span></text:p>
      <text:p text:style-name="P29"/>
      <text:p text:style-name="P29">????<text:span text:style-name="T13">the problem with stringstreams in problem avoidRoads</text:span></text:p>
      <text:p text:style-name="P29"/>
      <text:p text:style-name="P30">for string push_back operation is faster than + operator</text:p>
      <text:p text:style-name="P30"/>
      <text:p text:style-name="P31">iterating a map would give pairs where each value can be obtained by first and second</text:p>
      <text:p text:style-name="P31"/>
      <text:p text:style-name="P31">memset(void *ptr, int val, size_t num); starting from location pointed by ptr val is copied in num locations</text:p>
      <text:p text:style-name="P31"/>
      <text:p text:style-name="P31">mempy(void *dest, void *src, size_t num); <text:s/>num bytes will be copied from src to dest.</text:p>
      <text:p text:style-name="P31"/>
      <text:p text:style-name="P31"><text:soft-page-break/>Copy( InputIterator first, InputIterator last, OutputIterator result)</text:p>
      <text:p text:style-name="P31"/>
      <text:p text:style-name="P31">copies all elements in the range of first and last to the output iterator beginning at result</text:p>
      <text:p text:style-name="P31"/>
      <text:p text:style-name="P32">set_intersection() is used for intersection of two sets or any two containers which are already either ascending or descending ordered</text:p>
      <text:p text:style-name="P33"/>
      <text:p text:style-name="P34">tranform doesn't push_back at the output iterator given instead it justs put the value so it is your responsibility to take care of the memory allocation. ( <text:s/>use resize before as needed :D);</text:p>
      <text:p text:style-name="P34"/>
      <text:p text:style-name="P34"/>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manth Kumar</meta:initial-creator>
    <meta:creation-date>2015-05-15T21:08:30.566945219</meta:creation-date>
    <dc:date>2015-06-13T00:00:50.705484054</dc:date>
    <dc:creator>Hemanth Kumar</dc:creator>
    <meta:editing-duration>P1DT22H51M32S</meta:editing-duration>
    <meta:editing-cycles>17</meta:editing-cycles>
    <meta:generator>LibreOffice/4.3.3.2$Linux_X86_64 LibreOffice_project/430m0$Build-2</meta:generator>
    <meta:document-statistic meta:table-count="0" meta:image-count="0" meta:object-count="0" meta:page-count="4" meta:paragraph-count="89" meta:word-count="925" meta:character-count="5687" meta:non-whitespace-character-count="4823"/>
  </office:meta>
</office:document-meta>
</file>